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paragraph-rsid="0011887c"/>
    </style:style>
    <style:style style:name="P2" style:family="paragraph" style:parent-style-name="Preformatted_20_Text">
      <style:paragraph-properties fo:text-align="end" style:justify-single-word="false"/>
      <style:text-properties style:font-name="Liberation Sans" fo:font-size="11pt" officeooo:rsid="000fa650" officeooo:paragraph-rsid="000fa650" style:font-size-asian="9.60000038146973pt" style:font-size-complex="11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32pt" officeooo:rsid="000fa650" officeooo:paragraph-rsid="000fa650" style:font-size-asian="32pt" style:font-size-complex="3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ans" fo:font-size="28pt" fo:font-weight="normal" officeooo:rsid="000fa650" officeooo:paragraph-rsid="000fa650" style:font-size-asian="28pt" style:font-weight-asian="normal" style:font-size-complex="28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2pt" fo:font-weight="normal" officeooo:rsid="000fa650" officeooo:paragraph-rsid="000fa650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" fo:font-size="12pt" fo:font-weight="normal" officeooo:rsid="000fa650" officeooo:paragraph-rsid="000fa650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Sans" fo:font-size="12pt" fo:font-weight="normal" officeooo:rsid="000fa650" officeooo:paragraph-rsid="000fa650" fo:background-color="#dddddd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Sans" fo:font-size="12pt" officeooo:paragraph-rsid="000fa650"/>
    </style:style>
    <style:style style:name="P9" style:family="paragraph" style:parent-style-name="Preformatted_20_Text">
      <style:paragraph-properties fo:text-align="start" style:justify-single-word="false"/>
      <style:text-properties style:font-name="Liberation Sans" fo:font-size="12pt" fo:font-style="normal" fo:font-weight="bold" officeooo:rsid="000fa650" officeooo:paragraph-rsid="0011887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ans" fo:font-size="12pt" fo:font-style="normal" fo:font-weight="normal" officeooo:rsid="000fa650" officeooo:paragraph-rsid="000fa65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ans" fo:font-size="12pt" fo:font-style="normal" fo:font-weight="normal" officeooo:rsid="000fa650" officeooo:paragraph-rsid="0011887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ans" fo:font-size="12pt" fo:font-style="normal" fo:font-weight="normal" officeooo:rsid="001688c6" officeooo:paragraph-rsid="001688c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12pt" fo:font-style="normal" fo:font-weight="normal" officeooo:rsid="000fa650" officeooo:paragraph-rsid="00139f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12pt" fo:font-style="normal" fo:font-weight="normal" officeooo:rsid="00139f6f" officeooo:paragraph-rsid="00139f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ans" fo:font-size="12pt" fo:font-style="normal" fo:font-weight="normal" officeooo:rsid="00139f6f" officeooo:paragraph-rsid="000fa6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ans" fo:font-size="12pt" fo:font-weight="normal" officeooo:rsid="000fa650" officeooo:paragraph-rsid="000fa650" fo:background-color="#dddddd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32pt" style:text-underline-style="none" officeooo:rsid="000fa650" officeooo:paragraph-rsid="000fa650" style:font-size-asian="32pt" style:font-size-complex="32pt"/>
    </style:style>
    <style:style style:name="T1" style:family="text">
      <style:text-properties fo:font-weight="bold" style:font-size-asian="12pt" style:font-weight-asian="bold" style:font-size-complex="12pt" style:font-weight-complex="bold"/>
    </style:style>
    <style:style style:name="T2" style:family="text">
      <style:text-properties fo:font-weight="bold" officeooo:rsid="000fa650" style:font-size-asian="12pt" style:font-weight-asian="bold" style:font-size-complex="12pt" style:font-weight-complex="bold"/>
    </style:style>
    <style:style style:name="T3" style:family="text">
      <style:text-properties fo:font-weight="bold" officeooo:rsid="0011887c" style:font-size-asian="12pt" style:font-weight-asian="bold" style:font-size-complex="12pt" style:font-weight-complex="bold"/>
    </style:style>
    <style:style style:name="T4" style:family="text">
      <style:text-properties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fo:font-weight="bold" officeooo:rsid="000fa650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tyle="italic" fo:font-weight="bold" officeooo:rsid="0011887c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tyle="normal" fo:font-weight="bold" officeooo:rsid="000fa65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11887c"/>
    </style:style>
    <style:style style:name="T9" style:family="text">
      <style:text-properties officeooo:rsid="00139f6f"/>
    </style:style>
    <style:style style:name="T10" style:family="text">
      <style:text-properties officeooo:rsid="00153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tín Quesada Zaragoza</text:p>
      <text:p text:style-name="P2"/>
      <text:p text:style-name="P3">Práctica 2: Máquinas de vectores soporte</text:p>
      <text:p text:style-name="P17"/>
      <text:p text:style-name="P4">3.</text:p>
      <text:p text:style-name="P12">C = 1000 (optimización estándar del caso separable, cosa que inicialmente asumimos para ambos conjuntos).</text:p>
      <text:p text:style-name="P6"/>
      <text:p text:style-name="P8"><text:span text:style-name="T3">C</text:span><text:span text:style-name="T2">onjunto </text:span><text:span text:style-name="T4">trSep.dat, trSeplabels.dat </text:span><text:span text:style-name="T7">(separable sin kernel)</text:span><text:span text:style-name="T1"> </text:span></text:p>
      <text:p text:style-name="P12"/>
      <text:p text:style-name="P12"/>
      <text:p text:style-name="P15"/>
      <text:p text:style-name="P5"/>
      <text:p text:style-name="P1"><text:span text:style-name="T6">C</text:span><text:span text:style-name="T5">onjunto </text:span><text:span text:style-name="T4">tr.dat, trlabels.dat </text:span><text:span text:style-name="T5">(n</text:span><text:span text:style-name="T7">o separable)</text:span></text:p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6T13:41:15.723925328</dc:date>
    <meta:editing-duration>PT25M29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1" meta:paragraph-count="6" meta:word-count="36" meta:character-count="273" meta:non-whitespace-character-count="242"/>
  </office:meta>
</office:document-meta>
</file>